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D000000DDF1F7E11A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618in"/>
    </style:style>
    <style:style style:name="co2" style:family="table-column">
      <style:table-column-properties fo:break-before="auto" style:column-width="0.5693in"/>
    </style:style>
    <style:style style:name="co3" style:family="table-column">
      <style:table-column-properties fo:break-before="auto" style:column-width="0.6453in"/>
    </style:style>
    <style:style style:name="co4" style:family="table-column">
      <style:table-column-properties fo:break-before="auto" style:column-width="0.31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15in"/>
    </style:style>
    <style:style style:name="co7" style:family="table-column">
      <style:table-column-properties fo:break-before="auto" style:column-width="1.26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49in" svg:height="3.5409in" svg:x="2.802in" svg:y="3.852in">
            <draw:object draw:notify-on-update-of-ranges="Sheet1.L4:Sheet1.L4 Sheet1.L5:Sheet1.L18 Sheet1.M4:Sheet1.M4 Sheet1.M5:Sheet1.M18 Sheet1.N5:Sheet1.N1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number-columns-repeated="8" table:default-cell-style-name="Default"/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UMTASKS: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67831" calcext:value-type="float">
            <text:p>1467831</text:p>
          </table:table-cell>
          <table:table-cell office:value-type="float" office:value="1587817" calcext:value-type="float">
            <text:p>1587817</text:p>
          </table:table-cell>
          <table:table-cell table:style-name="ce1" office:value-type="float" office:value="2443731" calcext:value-type="float">
            <text:p>2443731</text:p>
          </table:table-cell>
          <table:table-cell table:style-name="ce1" office:value-type="float" office:value="2563717" calcext:value-type="float">
            <text:p>2563717</text:p>
          </table:table-cell>
          <table:table-cell table:style-name="ce1" office:value-type="float" office:value="3420965" calcext:value-type="float">
            <text:p>3420965</text:p>
          </table:table-cell>
          <table:table-cell table:style-name="ce1" office:value-type="float" office:value="3540951" calcext:value-type="float">
            <text:p>3540951</text:p>
          </table:table-cell>
          <table:table-cell table:number-columns-repeated="15"/>
          <table:table-cell office:value-type="string" calcext:value-type="string">
            <text:p>Question 5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1"/>
          <table:table-cell table:style-name="ce1" table:formula="of:=[.E3]-[.D3]" office:value-type="float" office:value="119986" calcext:value-type="float">
            <text:p>119986</text:p>
          </table:table-cell>
          <table:table-cell table:style-name="ce1"/>
          <table:table-cell table:style-name="ce1" table:formula="of:=[.G3]-[.F3]" office:value-type="float" office:value="119986" calcext:value-type="float">
            <text:p>119986</text:p>
          </table:table-cell>
          <table:table-cell/>
          <table:table-cell table:formula="of:=[.G4]-[.E4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execution time</text:p>
          </table:table-cell>
          <table:table-cell/>
          <table:table-cell office:value-type="string" calcext:value-type="string">
            <text:p>(f(i)-f(i-1))/(i-(i-1))</text:p>
          </table:table-cell>
          <table:table-cell office:value-type="string" calcext:value-type="string">
            <text:p>37326-f(i)</text:p>
          </table:table-cell>
          <table:table-cell/>
          <table:table-cell office:value-type="string" calcext:value-type="string">
            <text:p>(f(i+1)-f(i))/((i+1)-i)</text:p>
          </table:table-cell>
          <table:table-cell office:value-type="string" calcext:value-type="string">
            <text:p>f(i)-37326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95442" calcext:value-type="float">
            <text:p>195442</text:p>
          </table:table-cell>
          <table:table-cell office:value-type="float" office:value="2150394" calcext:value-type="float">
            <text:p>2150394</text:p>
          </table:table-cell>
          <table:table-cell office:value-type="float" office:value="2930316" calcext:value-type="float">
            <text:p>2930316</text:p>
          </table:table-cell>
          <table:table-cell office:value-type="float" office:value="3126288" calcext:value-type="float">
            <text:p>3126288</text:p>
          </table:table-cell>
          <table:table-cell office:value-type="float" office:value="3906210" calcext:value-type="float">
            <text:p>3906210</text:p>
          </table:table-cell>
          <table:table-cell office:value-type="float" office:value="4102182" calcext:value-type="float">
            <text:p>410218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1332" calcext:value-type="float">
            <text:p>41332</text:p>
          </table:table-cell>
          <table:table-cell table:formula="of:=10^9/1024" office:value-type="float" office:value="976562.5" calcext:value-type="float">
            <text:p>976562.5</text:p>
          </table:table-cell>
          <table:table-cell table:style-name="ce3" table:formula="of:=([.M5]-[.M4])/([.L5]-[.L4])" office:value-type="string" office:string-value="" calcext:value-type="error">
            <text:p>#VALUE!</text:p>
          </table:table-cell>
          <table:table-cell table:style-name="ce3" table:formula="of:=[.$O$18]-[.O5]" office:value-type="string" office:string-value="" calcext:value-type="error">
            <text:p>#VALUE!</text:p>
          </table:table-cell>
          <table:table-cell table:formula="of:=[.M5]/5000" office:value-type="float" office:value="8.2664" calcext:value-type="float">
            <text:p>8.2664</text:p>
          </table:table-cell>
          <table:table-cell table:style-name="ce1" table:formula="of:=([.M6]-[.M5])/([.L6]-[.L5])" office:value-type="float" office:value="78654" calcext:value-type="float">
            <text:p>78654</text:p>
          </table:table-cell>
          <table:table-cell table:style-name="ce1" table:formula="of:=[.R5]-[.$R$18]" office:value-type="float" office:value="41328" calcext:value-type="float">
            <text:p>41328</text:p>
          </table:table-cell>
          <table:table-cell table:formula="of:=[.M5]/[.$O$18]" office:value-type="float" office:value="1.10732465305685" calcext:value-type="float">
            <text:p>1.1073246531</text:p>
          </table:table-cell>
          <table:table-cell table:number-columns-repeated="2"/>
          <table:table-cell office:value-type="string" calcext:value-type="string">
            <text:p>task priority</text:p>
          </table:table-cell>
          <table:table-cell office:value-type="string" calcext:value-type="string">
            <text:p>interrupt r</text:p>
          </table:table-cell>
          <table:table-cell office:value-type="string" calcext:value-type="string">
            <text:p>led r</text:p>
          </table:table-cell>
          <table:table-cell office:value-type="string" calcext:value-type="string">
            <text:p>event latency</text:p>
          </table:table-cell>
        </table:table-row>
        <table:table-row table:style-name="ro2">
          <table:table-cell table:number-columns-repeated="2"/>
          <table:table-cell table:formula="of:=[.C5]-[.B5]" office:value-type="float" office:value="1954952" calcext:value-type="float">
            <text:p>1954952</text:p>
          </table:table-cell>
          <table:table-cell/>
          <table:table-cell table:formula="of:=[.E5]-[.D5]" office:value-type="float" office:value="195972" calcext:value-type="float">
            <text:p>195972</text:p>
          </table:table-cell>
          <table:table-cell/>
          <table:table-cell table:formula="of:=[.G5]-[.F5]" office:value-type="float" office:value="195972" calcext:value-type="float">
            <text:p>195972</text:p>
          </table:table-cell>
          <table:table-cell/>
          <table:table-cell table:formula="of:=[.G6]-[.E6]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" office:value-type="float" office:value="119986" calcext:value-type="float">
            <text:p>119986</text:p>
          </table:table-cell>
          <table:table-cell table:formula="of:=10^9/1024" office:value-type="float" office:value="976562.5" calcext:value-type="float">
            <text:p>976562.5</text:p>
          </table:table-cell>
          <table:table-cell table:style-name="ce3" table:formula="of:=([.M6]-[.M5])/([.L6]-[.L5])" office:value-type="float" office:value="78654" calcext:value-type="float">
            <text:p>78654</text:p>
          </table:table-cell>
          <table:table-cell table:style-name="ce3" table:formula="of:=[.$O$18]-[.O6]" office:value-type="float" office:value="-41328" calcext:value-type="float">
            <text:p>-41328</text:p>
          </table:table-cell>
          <table:table-cell table:formula="of:=[.M6]/5000" office:value-type="float" office:value="23.9972" calcext:value-type="float">
            <text:p>23.9972</text:p>
          </table:table-cell>
          <table:table-cell table:style-name="ce1" table:formula="of:=([.M7]-[.M6])/([.L7]-[.L6])" office:value-type="float" office:value="37326" calcext:value-type="float">
            <text:p>37326</text:p>
          </table:table-cell>
          <table:table-cell table:style-name="ce1" table:formula="of:=[.R6]-[.$R$18]" office:value-type="float" office:value="0" calcext:value-type="float">
            <text:p>0</text:p>
          </table:table-cell>
          <table:table-cell table:formula="of:=[.M6]/[.$O$18]" office:value-type="float" office:value="3.2145421422065" calcext:value-type="float">
            <text:p>3.214542142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382356" calcext:value-type="float">
            <text:p>2382356</text:p>
          </table:table-cell>
          <table:table-cell office:value-type="float" office:value="2652980" calcext:value-type="float">
            <text:p>2652980</text:p>
          </table:table-cell>
          <table:table-cell office:value-type="float" office:value="3359576" calcext:value-type="float">
            <text:p>3359576</text:p>
          </table:table-cell>
          <table:table-cell office:value-type="float" office:value="3630200" calcext:value-type="float">
            <text:p>3630200</text:p>
          </table:table-cell>
          <table:table-cell office:value-type="float" office:value="4336796" calcext:value-type="float">
            <text:p>4336796</text:p>
          </table:table-cell>
          <table:table-cell office:value-type="float" office:value="4607420" calcext:value-type="float">
            <text:p>4607420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57312" calcext:value-type="float">
            <text:p>157312</text:p>
          </table:table-cell>
          <table:table-cell table:formula="of:=10^9/1024" office:value-type="float" office:value="976562.5" calcext:value-type="float">
            <text:p>976562.5</text:p>
          </table:table-cell>
          <table:table-cell table:style-name="ce3" table:formula="of:=([.M7]-[.M6])/([.L7]-[.L6])" office:value-type="float" office:value="37326" calcext:value-type="float">
            <text:p>37326</text:p>
          </table:table-cell>
          <table:table-cell table:style-name="ce3" table:formula="of:=[.$O$18]-[.O7]" office:value-type="float" office:value="0" calcext:value-type="float">
            <text:p>0</text:p>
          </table:table-cell>
          <table:table-cell table:formula="of:=[.M7]/5000" office:value-type="float" office:value="31.4624" calcext:value-type="float">
            <text:p>31.4624</text:p>
          </table:table-cell>
          <table:table-cell table:style-name="ce1" table:formula="of:=([.M8]-[.M7])/([.L8]-[.L7])" office:value-type="float" office:value="38660" calcext:value-type="float">
            <text:p>38660</text:p>
          </table:table-cell>
          <table:table-cell table:style-name="ce1" table:formula="of:=[.R7]-[.$R$18]" office:value-type="float" office:value="1334" calcext:value-type="float">
            <text:p>1334</text:p>
          </table:table-cell>
          <table:table-cell table:formula="of:=[.M7]/[.$O$18]" office:value-type="float" office:value="4.21454214220651" calcext:value-type="float">
            <text:p>4.2145421422</text:p>
          </table:table-cell>
          <table:table-cell table:number-columns-repeated="3"/>
          <table:table-cell office:value-type="float" office:value="2167721" calcext:value-type="float">
            <text:p>2167721</text:p>
          </table:table-cell>
          <table:table-cell office:value-type="float" office:value="2279709" calcext:value-type="float">
            <text:p>2279709</text:p>
          </table:table-cell>
          <table:table-cell table:formula="of:=[.Y7]-[.X7]" office:value-type="float" office:value="111988" calcext:value-type="float">
            <text:p>111988</text:p>
          </table:table-cell>
        </table:table-row>
        <table:table-row table:style-name="ro2">
          <table:table-cell table:number-columns-repeated="2"/>
          <table:table-cell table:formula="of:=[.C7]-[.B7]" office:value-type="float" office:value="270624" calcext:value-type="float">
            <text:p>270624</text:p>
          </table:table-cell>
          <table:table-cell/>
          <table:table-cell table:formula="of:=[.E7]-[.D7]" office:value-type="float" office:value="270624" calcext:value-type="float">
            <text:p>270624</text:p>
          </table:table-cell>
          <table:table-cell/>
          <table:table-cell table:formula="of:=[.G7]-[.F7]" office:value-type="float" office:value="270624" calcext:value-type="float">
            <text:p>270624</text:p>
          </table:table-cell>
          <table:table-cell/>
          <table:table-cell table:formula="of:=[.G8]-[.E8]"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95972" calcext:value-type="float">
            <text:p>195972</text:p>
          </table:table-cell>
          <table:table-cell table:formula="of:=10^9/1024" office:value-type="float" office:value="976562.5" calcext:value-type="float">
            <text:p>976562.5</text:p>
          </table:table-cell>
          <table:table-cell table:style-name="ce3" table:formula="of:=([.M8]-[.M7])/([.L8]-[.L7])" office:value-type="float" office:value="38660" calcext:value-type="float">
            <text:p>38660</text:p>
          </table:table-cell>
          <table:table-cell table:style-name="ce3" table:formula="of:=[.$O$18]-[.O8]" office:value-type="float" office:value="-1334" calcext:value-type="float">
            <text:p>-1334</text:p>
          </table:table-cell>
          <table:table-cell table:formula="of:=[.M8]/5000" office:value-type="float" office:value="39.1944" calcext:value-type="float">
            <text:p>39.1944</text:p>
          </table:table-cell>
          <table:table-cell table:style-name="ce1" table:formula="of:=([.M9]-[.M8])/([.L9]-[.L8])" office:value-type="float" office:value="35992" calcext:value-type="float">
            <text:p>35992</text:p>
          </table:table-cell>
          <table:table-cell table:style-name="ce1" table:formula="of:=[.R8]-[.$R$18]" office:value-type="float" office:value="-1334" calcext:value-type="float">
            <text:p>-1334</text:p>
          </table:table-cell>
          <table:table-cell table:formula="of:=[.M8]/[.$O$18]" office:value-type="float" office:value="5.25028130525639" calcext:value-type="float">
            <text:p>5.2502813053</text:p>
          </table:table-cell>
          <table:table-cell table:number-columns-repeated="3"/>
          <table:table-cell office:value-type="float" office:value="2001937821" calcext:value-type="float">
            <text:p>2001937821</text:p>
          </table:table-cell>
          <table:table-cell office:value-type="float" office:value="2002049809" calcext:value-type="float">
            <text:p>2002049809</text:p>
          </table:table-cell>
          <table:table-cell table:formula="of:=[.Y8]-[.X8]" office:value-type="float" office:value="111988" calcext:value-type="float">
            <text:p>11198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808956" calcext:value-type="float">
            <text:p>2808956</text:p>
          </table:table-cell>
          <table:table-cell office:value-type="float" office:value="3154232" calcext:value-type="float">
            <text:p>3154232</text:p>
          </table:table-cell>
          <table:table-cell office:value-type="float" office:value="3784836" calcext:value-type="float">
            <text:p>3784836</text:p>
          </table:table-cell>
          <table:table-cell office:value-type="float" office:value="4130112" calcext:value-type="float">
            <text:p>4130112</text:p>
          </table:table-cell>
          <table:table-cell office:value-type="float" office:value="4763382" calcext:value-type="float">
            <text:p>4763382</text:p>
          </table:table-cell>
          <table:table-cell office:value-type="float" office:value="5108658" calcext:value-type="float">
            <text:p>5108658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231964" calcext:value-type="float">
            <text:p>231964</text:p>
          </table:table-cell>
          <table:table-cell table:formula="of:=10^9/1024" office:value-type="float" office:value="976562.5" calcext:value-type="float">
            <text:p>976562.5</text:p>
          </table:table-cell>
          <table:table-cell table:style-name="ce3" table:formula="of:=([.M9]-[.M8])/([.L9]-[.L8])" office:value-type="float" office:value="35992" calcext:value-type="float">
            <text:p>35992</text:p>
          </table:table-cell>
          <table:table-cell table:style-name="ce3" table:formula="of:=[.$O$18]-[.O9]" office:value-type="float" office:value="1334" calcext:value-type="float">
            <text:p>1334</text:p>
          </table:table-cell>
          <table:table-cell table:formula="of:=[.M9]/5000" office:value-type="float" office:value="46.3928" calcext:value-type="float">
            <text:p>46.3928</text:p>
          </table:table-cell>
          <table:table-cell table:style-name="ce1" table:formula="of:=([.M10]-[.M9])/([.L10]-[.L9])" office:value-type="float" office:value="38660" calcext:value-type="float">
            <text:p>38660</text:p>
          </table:table-cell>
          <table:table-cell table:style-name="ce1" table:formula="of:=[.R9]-[.$R$18]" office:value-type="float" office:value="1334" calcext:value-type="float">
            <text:p>1334</text:p>
          </table:table-cell>
          <table:table-cell table:formula="of:=[.M9]/[.$O$18]" office:value-type="float" office:value="6.21454214220651" calcext:value-type="float">
            <text:p>6.214542142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formula="of:=[.Y9]-[.X9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.C9]-[.B9]" office:value-type="float" office:value="345276" calcext:value-type="float">
            <text:p>345276</text:p>
          </table:table-cell>
          <table:table-cell/>
          <table:table-cell table:formula="of:=[.E9]-[.D9]" office:value-type="float" office:value="345276" calcext:value-type="float">
            <text:p>345276</text:p>
          </table:table-cell>
          <table:table-cell/>
          <table:table-cell table:formula="of:=[.G9]-[.F9]" office:value-type="float" office:value="345276" calcext:value-type="float">
            <text:p>345276</text:p>
          </table:table-cell>
          <table:table-cell/>
          <table:table-cell table:formula="of:=[.G10]-[.E10]"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70624" calcext:value-type="float">
            <text:p>270624</text:p>
          </table:table-cell>
          <table:table-cell table:formula="of:=10^9/1024" office:value-type="float" office:value="976562.5" calcext:value-type="float">
            <text:p>976562.5</text:p>
          </table:table-cell>
          <table:table-cell table:style-name="ce3" table:formula="of:=([.M10]-[.M9])/([.L10]-[.L9])" office:value-type="float" office:value="38660" calcext:value-type="float">
            <text:p>38660</text:p>
          </table:table-cell>
          <table:table-cell table:style-name="ce3" table:formula="of:=[.$O$18]-[.O10]" office:value-type="float" office:value="-1334" calcext:value-type="float">
            <text:p>-1334</text:p>
          </table:table-cell>
          <table:table-cell table:formula="of:=[.M10]/5000" office:value-type="float" office:value="54.1248" calcext:value-type="float">
            <text:p>54.1248</text:p>
          </table:table-cell>
          <table:table-cell table:style-name="ce1" table:formula="of:=([.M11]-[.M10])/([.L11]-[.L10])" office:value-type="float" office:value="37326" calcext:value-type="float">
            <text:p>37326</text:p>
          </table:table-cell>
          <table:table-cell table:style-name="ce1" table:formula="of:=[.R10]-[.$R$18]" office:value-type="float" office:value="0" calcext:value-type="float">
            <text:p>0</text:p>
          </table:table-cell>
          <table:table-cell table:formula="of:=[.M10]/[.$O$18]" office:value-type="float" office:value="7.25028130525639" calcext:value-type="float">
            <text:p>7.2502813053</text:p>
          </table:table-cell>
          <table:table-cell table:number-columns-repeated="3"/>
          <table:table-cell office:value-type="float" office:value="2169055" calcext:value-type="float">
            <text:p>2169055</text:p>
          </table:table-cell>
          <table:table-cell office:value-type="float" office:value="2318369" calcext:value-type="float">
            <text:p>2318369</text:p>
          </table:table-cell>
          <table:table-cell table:formula="of:=[.Y10]-[.X10]" office:value-type="float" office:value="149314" calcext:value-type="float">
            <text:p>14931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266220" calcext:value-type="float">
            <text:p>3266220</text:p>
          </table:table-cell>
          <table:table-cell office:value-type="float" office:value="3686148" calcext:value-type="float">
            <text:p>3686148</text:p>
          </table:table-cell>
          <table:table-cell office:value-type="float" office:value="4243426" calcext:value-type="float">
            <text:p>4243426</text:p>
          </table:table-cell>
          <table:table-cell office:value-type="float" office:value="4663354" calcext:value-type="float">
            <text:p>4663354</text:p>
          </table:table-cell>
          <table:table-cell office:value-type="float" office:value="5219298" calcext:value-type="float">
            <text:p>5219298</text:p>
          </table:table-cell>
          <table:table-cell office:value-type="float" office:value="5639226" calcext:value-type="float">
            <text:p>563922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07950" calcext:value-type="float">
            <text:p>307950</text:p>
          </table:table-cell>
          <table:table-cell table:formula="of:=10^9/1024" office:value-type="float" office:value="976562.5" calcext:value-type="float">
            <text:p>976562.5</text:p>
          </table:table-cell>
          <table:table-cell table:style-name="ce3" table:formula="of:=([.M11]-[.M10])/([.L11]-[.L10])" office:value-type="float" office:value="37326" calcext:value-type="float">
            <text:p>37326</text:p>
          </table:table-cell>
          <table:table-cell table:style-name="ce3" table:formula="of:=[.$O$18]-[.O11]" office:value-type="float" office:value="0" calcext:value-type="float">
            <text:p>0</text:p>
          </table:table-cell>
          <table:table-cell table:formula="of:=[.M11]/5000" office:value-type="float" office:value="61.59" calcext:value-type="float">
            <text:p>61.59</text:p>
          </table:table-cell>
          <table:table-cell table:style-name="ce1" table:formula="of:=([.M12]-[.M11])/([.L12]-[.L11])" office:value-type="float" office:value="37326" calcext:value-type="float">
            <text:p>37326</text:p>
          </table:table-cell>
          <table:table-cell table:style-name="ce1" table:formula="of:=[.R11]-[.$R$18]" office:value-type="float" office:value="0" calcext:value-type="float">
            <text:p>0</text:p>
          </table:table-cell>
          <table:table-cell table:formula="of:=[.M11]/[.$O$18]" office:value-type="float" office:value="8.25028130525639" calcext:value-type="float">
            <text:p>8.2502813053</text:p>
          </table:table-cell>
          <table:table-cell table:number-columns-repeated="3"/>
          <table:table-cell office:value-type="float" office:value="1002054105" calcext:value-type="float">
            <text:p>1002054105</text:p>
          </table:table-cell>
          <table:table-cell office:value-type="float" office:value="1002203419" calcext:value-type="float">
            <text:p>1002203419</text:p>
          </table:table-cell>
          <table:table-cell table:formula="of:=[.Y11]-[.X11]" office:value-type="float" office:value="149314" calcext:value-type="float">
            <text:p>149314</text:p>
          </table:table-cell>
        </table:table-row>
        <table:table-row table:style-name="ro2">
          <table:table-cell table:number-columns-repeated="2"/>
          <table:table-cell table:formula="of:=[.C11]-[.B11]" office:value-type="float" office:value="419928" calcext:value-type="float">
            <text:p>419928</text:p>
          </table:table-cell>
          <table:table-cell/>
          <table:table-cell table:formula="of:=[.E11]-[.D11]" office:value-type="float" office:value="419928" calcext:value-type="float">
            <text:p>419928</text:p>
          </table:table-cell>
          <table:table-cell/>
          <table:table-cell table:formula="of:=[.G11]-[.F11]" office:value-type="float" office:value="419928" calcext:value-type="float">
            <text:p>419928</text:p>
          </table:table-cell>
          <table:table-cell/>
          <table:table-cell table:formula="of:=[.G12]-[.E12]"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45276" calcext:value-type="float">
            <text:p>345276</text:p>
          </table:table-cell>
          <table:table-cell table:formula="of:=10^9/1024" office:value-type="float" office:value="976562.5" calcext:value-type="float">
            <text:p>976562.5</text:p>
          </table:table-cell>
          <table:table-cell table:style-name="ce3" table:formula="of:=([.M12]-[.M11])/([.L12]-[.L11])" office:value-type="float" office:value="37326" calcext:value-type="float">
            <text:p>37326</text:p>
          </table:table-cell>
          <table:table-cell table:style-name="ce3" table:formula="of:=[.$O$18]-[.O12]" office:value-type="float" office:value="0" calcext:value-type="float">
            <text:p>0</text:p>
          </table:table-cell>
          <table:table-cell table:formula="of:=[.M12]/5000" office:value-type="float" office:value="69.0552" calcext:value-type="float">
            <text:p>69.0552</text:p>
          </table:table-cell>
          <table:table-cell table:style-name="ce1" table:formula="of:=([.M13]-[.M12])/([.L13]-[.L12])" office:value-type="float" office:value="35992" calcext:value-type="float">
            <text:p>35992</text:p>
          </table:table-cell>
          <table:table-cell table:style-name="ce1" table:formula="of:=[.R12]-[.$R$18]" office:value-type="float" office:value="-1334" calcext:value-type="float">
            <text:p>-1334</text:p>
          </table:table-cell>
          <table:table-cell table:formula="of:=[.M12]/[.$O$18]" office:value-type="float" office:value="9.25028130525639" calcext:value-type="float">
            <text:p>9.250281305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formula="of:=[.Y12]-[.X12]" office:value-type="float" office:value="0" calcext:value-type="float">
            <text:p>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5432552" calcext:value-type="float">
            <text:p>5432552</text:p>
          </table:table-cell>
          <table:table-cell office:value-type="float" office:value="6225740" calcext:value-type="float">
            <text:p>6225740</text:p>
          </table:table-cell>
          <table:table-cell office:value-type="float" office:value="6409722" calcext:value-type="float">
            <text:p>6409722</text:p>
          </table:table-cell>
          <table:table-cell office:value-type="float" office:value="7202910" calcext:value-type="float">
            <text:p>7202910</text:p>
          </table:table-cell>
          <table:table-cell office:value-type="float" office:value="7385558" calcext:value-type="float">
            <text:p>7385558</text:p>
          </table:table-cell>
          <table:table-cell office:value-type="float" office:value="8178746" calcext:value-type="float">
            <text:p>8178746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381268" calcext:value-type="float">
            <text:p>381268</text:p>
          </table:table-cell>
          <table:table-cell table:formula="of:=10^9/1024" office:value-type="float" office:value="976562.5" calcext:value-type="float">
            <text:p>976562.5</text:p>
          </table:table-cell>
          <table:table-cell table:style-name="ce3" table:formula="of:=([.M13]-[.M12])/([.L13]-[.L12])" office:value-type="float" office:value="35992" calcext:value-type="float">
            <text:p>35992</text:p>
          </table:table-cell>
          <table:table-cell table:style-name="ce3" table:formula="of:=[.$O$18]-[.O13]" office:value-type="float" office:value="1334" calcext:value-type="float">
            <text:p>1334</text:p>
          </table:table-cell>
          <table:table-cell table:formula="of:=[.M13]/5000" office:value-type="float" office:value="76.2536" calcext:value-type="float">
            <text:p>76.2536</text:p>
          </table:table-cell>
          <table:table-cell table:style-name="ce1" table:formula="of:=([.M14]-[.M13])/([.L14]-[.L13])" office:value-type="float" office:value="38660" calcext:value-type="float">
            <text:p>38660</text:p>
          </table:table-cell>
          <table:table-cell table:style-name="ce1" table:formula="of:=[.R13]-[.$R$18]" office:value-type="float" office:value="1334" calcext:value-type="float">
            <text:p>1334</text:p>
          </table:table-cell>
          <table:table-cell table:formula="of:=[.M13]/[.$O$18]" office:value-type="float" office:value="10.2145421422065" calcext:value-type="float">
            <text:p>10.2145421422</text:p>
          </table:table-cell>
          <table:table-cell table:number-columns-repeated="3"/>
          <table:table-cell office:value-type="float" office:value="2167721" calcext:value-type="float">
            <text:p>2167721</text:p>
          </table:table-cell>
          <table:table-cell office:value-type="float" office:value="2354361" calcext:value-type="float">
            <text:p>2354361</text:p>
          </table:table-cell>
          <table:table-cell table:formula="of:=[.Y13]-[.X13]" office:value-type="float" office:value="186640" calcext:value-type="float">
            <text:p>186640</text:p>
          </table:table-cell>
        </table:table-row>
        <table:table-row table:style-name="ro2">
          <table:table-cell table:number-columns-repeated="2"/>
          <table:table-cell table:formula="of:=[.C13]-[.B13]" office:value-type="float" office:value="793188" calcext:value-type="float">
            <text:p>793188</text:p>
          </table:table-cell>
          <table:table-cell/>
          <table:table-cell table:formula="of:=[.E13]-[.D13]" office:value-type="float" office:value="793188" calcext:value-type="float">
            <text:p>793188</text:p>
          </table:table-cell>
          <table:table-cell/>
          <table:table-cell table:formula="of:=[.G13]-[.F13]" office:value-type="float" office:value="793188" calcext:value-type="float">
            <text:p>793188</text:p>
          </table:table-cell>
          <table:table-cell/>
          <table:table-cell table:formula="of:=[.G14]-[.E14]"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19928" calcext:value-type="float">
            <text:p>419928</text:p>
          </table:table-cell>
          <table:table-cell table:formula="of:=10^9/1024" office:value-type="float" office:value="976562.5" calcext:value-type="float">
            <text:p>976562.5</text:p>
          </table:table-cell>
          <table:table-cell table:style-name="ce3" table:formula="of:=([.M14]-[.M13])/([.L14]-[.L13])" office:value-type="float" office:value="38660" calcext:value-type="float">
            <text:p>38660</text:p>
          </table:table-cell>
          <table:table-cell table:style-name="ce3" table:formula="of:=[.$O$18]-[.O14]" office:value-type="float" office:value="-1334" calcext:value-type="float">
            <text:p>-1334</text:p>
          </table:table-cell>
          <table:table-cell table:formula="of:=[.M14]/5000" office:value-type="float" office:value="83.9856" calcext:value-type="float">
            <text:p>83.9856</text:p>
          </table:table-cell>
          <table:table-cell table:style-name="ce1" table:formula="of:=([.M15]-[.M14])/([.L15]-[.L14])" office:value-type="float" office:value="37326" calcext:value-type="float">
            <text:p>37326</text:p>
          </table:table-cell>
          <table:table-cell table:style-name="ce1" table:formula="of:=[.R14]-[.$R$18]" office:value-type="float" office:value="0" calcext:value-type="float">
            <text:p>0</text:p>
          </table:table-cell>
          <table:table-cell table:formula="of:=[.M14]/[.$O$18]" office:value-type="float" office:value="11.2502813052564" calcext:value-type="float">
            <text:p>11.2502813053</text:p>
          </table:table-cell>
          <table:table-cell table:number-columns-repeated="3"/>
          <table:table-cell office:value-type="float" office:value="1002052771" calcext:value-type="float">
            <text:p>1002052771</text:p>
          </table:table-cell>
          <table:table-cell office:value-type="float" office:value="1002239411" calcext:value-type="float">
            <text:p>1002239411</text:p>
          </table:table-cell>
          <table:table-cell table:formula="of:=[.Y14]-[.X14]" office:value-type="float" office:value="186640" calcext:value-type="float">
            <text:p>186640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office:value-type="float" office:value="606558" calcext:value-type="float">
            <text:p>606558</text:p>
          </table:table-cell>
          <table:table-cell table:formula="of:=10^9/1024" office:value-type="float" office:value="976562.5" calcext:value-type="float">
            <text:p>976562.5</text:p>
          </table:table-cell>
          <table:table-cell table:style-name="ce3" table:formula="of:=([.M15]-[.M14])/([.L15]-[.L14])" office:value-type="float" office:value="37326" calcext:value-type="float">
            <text:p>37326</text:p>
          </table:table-cell>
          <table:table-cell table:style-name="ce3" table:formula="of:=[.$O$18]-[.O15]" office:value-type="float" office:value="0" calcext:value-type="float">
            <text:p>0</text:p>
          </table:table-cell>
          <table:table-cell table:formula="of:=[.M15]/5000" office:value-type="float" office:value="121.3116" calcext:value-type="float">
            <text:p>121.3116</text:p>
          </table:table-cell>
          <table:table-cell table:style-name="ce1" table:formula="of:=([.M16]-[.M15])/([.L16]-[.L15])" office:value-type="float" office:value="37326" calcext:value-type="float">
            <text:p>37326</text:p>
          </table:table-cell>
          <table:table-cell table:style-name="ce1" table:formula="of:=[.R15]-[.$R$18]" office:value-type="float" office:value="0" calcext:value-type="float">
            <text:p>0</text:p>
          </table:table-cell>
          <table:table-cell table:formula="of:=[.M15]/[.$O$18]" office:value-type="float" office:value="16.2502813052564" calcext:value-type="float">
            <text:p>16.25028130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[.Y15]-[.X15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.C15]-[.B15]" office:value-type="float" office:value="0" calcext:value-type="float">
            <text:p>0</text:p>
          </table:table-cell>
          <table:table-cell/>
          <table:table-cell table:formula="of:=[.E15]-[.D15]" office:value-type="float" office:value="0" calcext:value-type="float">
            <text:p>0</text:p>
          </table:table-cell>
          <table:table-cell/>
          <table:table-cell table:formula="of:=[.G15]-[.F15]" office:value-type="float" office:value="0" calcext:value-type="float">
            <text:p>0</text:p>
          </table:table-cell>
          <table:table-cell/>
          <table:table-cell table:formula="of:=[.G16]-[.E16]"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793188" calcext:value-type="float">
            <text:p>793188</text:p>
          </table:table-cell>
          <table:table-cell table:formula="of:=10^9/1024" office:value-type="float" office:value="976562.5" calcext:value-type="float">
            <text:p>976562.5</text:p>
          </table:table-cell>
          <table:table-cell table:style-name="ce3" table:formula="of:=([.M16]-[.M15])/([.L16]-[.L15])" office:value-type="float" office:value="37326" calcext:value-type="float">
            <text:p>37326</text:p>
          </table:table-cell>
          <table:table-cell table:style-name="ce3" table:formula="of:=[.$O$18]-[.O16]" office:value-type="float" office:value="0" calcext:value-type="float">
            <text:p>0</text:p>
          </table:table-cell>
          <table:table-cell table:formula="of:=[.M16]/5000" office:value-type="float" office:value="158.6376" calcext:value-type="float">
            <text:p>158.6376</text:p>
          </table:table-cell>
          <table:table-cell table:style-name="ce1" table:formula="of:=([.M17]-[.M16])/([.L17]-[.L16])" office:value-type="float" office:value="37326" calcext:value-type="float">
            <text:p>37326</text:p>
          </table:table-cell>
          <table:table-cell table:style-name="ce1" table:formula="of:=[.R16]-[.$R$18]" office:value-type="float" office:value="0" calcext:value-type="float">
            <text:p>0</text:p>
          </table:table-cell>
          <table:table-cell table:formula="of:=[.M16]/[.$O$18]" office:value-type="float" office:value="21.2502813052564" calcext:value-type="float">
            <text:p>21.2502813053</text:p>
          </table:table-cell>
          <table:table-cell table:number-columns-repeated="3"/>
          <table:table-cell office:value-type="float" office:value="2167721" calcext:value-type="float">
            <text:p>2167721</text:p>
          </table:table-cell>
          <table:table-cell office:value-type="float" office:value="2391687" calcext:value-type="float">
            <text:p>2391687</text:p>
          </table:table-cell>
          <table:table-cell table:formula="of:=[.Y16]-[.X16]" office:value-type="float" office:value="223966" calcext:value-type="float">
            <text:p>223966</text:p>
          </table:table-cell>
        </table:table-row>
        <table:table-row table:style-name="ro2">
          <table:table-cell table:number-columns-repeated="11"/>
          <table:table-cell office:value-type="float" office:value="24" calcext:value-type="float">
            <text:p>24</text:p>
          </table:table-cell>
          <table:table-cell office:value-type="float" office:value="942492" calcext:value-type="float">
            <text:p>942492</text:p>
          </table:table-cell>
          <table:table-cell table:formula="of:=10^9/1024" office:value-type="float" office:value="976562.5" calcext:value-type="float">
            <text:p>976562.5</text:p>
          </table:table-cell>
          <table:table-cell table:style-name="ce3" table:formula="of:=([.M17]-[.M16])/([.L17]-[.L16])" office:value-type="float" office:value="37326" calcext:value-type="float">
            <text:p>37326</text:p>
          </table:table-cell>
          <table:table-cell table:style-name="ce3" table:formula="of:=[.$O$18]-[.O17]" office:value-type="float" office:value="0" calcext:value-type="float">
            <text:p>0</text:p>
          </table:table-cell>
          <table:table-cell table:formula="of:=[.M17]/5000" office:value-type="float" office:value="188.4984" calcext:value-type="float">
            <text:p>188.4984</text:p>
          </table:table-cell>
          <table:table-cell table:style-name="ce1" table:formula="of:=([.M18]-[.M17])/([.L18]-[.L17])" office:value-type="float" office:value="37326" calcext:value-type="float">
            <text:p>37326</text:p>
          </table:table-cell>
          <table:table-cell table:style-name="ce1" table:formula="of:=[.R17]-[.$R$18]" office:value-type="float" office:value="0" calcext:value-type="float">
            <text:p>0</text:p>
          </table:table-cell>
          <table:table-cell table:formula="of:=[.M17]/[.$O$18]" office:value-type="float" office:value="25.2502813052564" calcext:value-type="float">
            <text:p>25.2502813053</text:p>
          </table:table-cell>
          <table:table-cell table:number-columns-repeated="3"/>
          <table:table-cell office:value-type="float" office:value="1002052771" calcext:value-type="float">
            <text:p>1002052771</text:p>
          </table:table-cell>
          <table:table-cell office:value-type="float" office:value="1002276737" calcext:value-type="float">
            <text:p>1002276737</text:p>
          </table:table-cell>
          <table:table-cell table:formula="of:=[.Y17]-[.X17]" office:value-type="float" office:value="223966" calcext:value-type="float">
            <text:p>223966</text:p>
          </table:table-cell>
        </table:table-row>
        <table:table-row table:style-name="ro2">
          <table:table-cell table:number-columns-repeated="11"/>
          <table:table-cell office:value-type="float" office:value="25" calcext:value-type="float">
            <text:p>25</text:p>
          </table:table-cell>
          <table:table-cell office:value-type="float" office:value="979818" calcext:value-type="float">
            <text:p>979818</text:p>
          </table:table-cell>
          <table:table-cell table:formula="of:=10^9/1024" office:value-type="float" office:value="976562.5" calcext:value-type="float">
            <text:p>976562.5</text:p>
          </table:table-cell>
          <table:table-cell table:style-name="ce3" table:formula="of:=([.M18]-[.M17])/([.L18]-[.L17])" office:value-type="float" office:value="37326" calcext:value-type="float">
            <text:p>37326</text:p>
          </table:table-cell>
          <table:table-cell table:style-name="ce3" table:formula="of:=[.$O$18]-[.O18]" office:value-type="float" office:value="0" calcext:value-type="float">
            <text:p>0</text:p>
          </table:table-cell>
          <table:table-cell table:formula="of:=[.M18]/5000" office:value-type="float" office:value="195.9636" calcext:value-type="float">
            <text:p>195.9636</text:p>
          </table:table-cell>
          <table:table-cell table:style-name="ce1" table:formula="of:=([.M18]-[.M17])/([.L18]-[.L17])" office:value-type="float" office:value="37326" calcext:value-type="float">
            <text:p>37326</text:p>
          </table:table-cell>
          <table:table-cell table:style-name="ce1" table:formula="of:=[.R18]-[.$R$18]" office:value-type="float" office:value="0" calcext:value-type="float">
            <text:p>0</text:p>
          </table:table-cell>
          <table:table-cell table:formula="of:=[.M18]/[.$O$18]" office:value-type="float" office:value="26.2502813052564" calcext:value-type="float">
            <text:p>26.250281305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formula="of:=[.Y18]-[.X18]" office:value-type="float" office:value="0" calcext:value-type="float">
            <text:p>0</text:p>
          </table:table-cell>
        </table:table-row>
        <table:table-row table:style-name="ro2">
          <table:table-cell table:number-columns-repeated="23"/>
          <table:table-cell office:value-type="float" office:value="2167721" calcext:value-type="float">
            <text:p>2167721</text:p>
          </table:table-cell>
          <table:table-cell office:value-type="float" office:value="2429013" calcext:value-type="float">
            <text:p>2429013</text:p>
          </table:table-cell>
          <table:table-cell table:formula="of:=[.Y19]-[.X19]" office:value-type="float" office:value="261292" calcext:value-type="float">
            <text:p>261292</text:p>
          </table:table-cell>
        </table:table-row>
        <table:table-row table:style-name="ro2">
          <table:table-cell table:number-columns-repeated="23"/>
          <table:table-cell office:value-type="float" office:value="1002052771" calcext:value-type="float">
            <text:p>1002052771</text:p>
          </table:table-cell>
          <table:table-cell office:value-type="float" office:value="1002314063" calcext:value-type="float">
            <text:p>1002314063</text:p>
          </table:table-cell>
          <table:table-cell table:formula="of:=[.Y20]-[.X20]" office:value-type="float" office:value="261292" calcext:value-type="float">
            <text:p>261292</text:p>
          </table:table-cell>
        </table:table-row>
        <table:table-row table:style-name="ro2" table:number-rows-repeated="5">
          <table:table-cell table:number-columns-repeated="26"/>
        </table:table-row>
        <table:table-row table:style-name="ro2">
          <table:table-cell table:number-columns-repeated="14"/>
          <table:table-cell office:value-type="string" calcext:value-type="string">
            <text:p>binary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14"/>
          <table:table-cell office:value-type="string" calcext:value-type="string">
            <text:p>number</text:p>
          </table:table-cell>
          <table:table-cell table:formula="of:=[.W26]*1+[.V26]*2+[.U26]*4+[.T26]*8+[.S26]*16+[.R26]*32+[.Q26]*64+[.P26]*128" office:value-type="float" office:value="255" calcext:value-type="float">
            <text:p>255</text:p>
          </table:table-cell>
          <table:table-cell table:number-columns-repeated="10"/>
        </table:table-row>
        <table:table-row table:style-name="ro2">
          <table:table-cell table:number-columns-repeated="26"/>
        </table:table-row>
        <table:table-row table:style-name="ro2">
          <table:table-cell table:number-columns-repeated="15"/>
          <table:table-cell office:value-type="float" office:value="10100110110" calcext:value-type="float">
            <text:p>10100110110</text:p>
          </table:table-cell>
          <table:table-cell table:number-columns-repeated="10"/>
        </table:table-row>
        <table:table-row table:style-name="ro2">
          <table:table-cell table:number-columns-repeated="26"/>
        </table:table-row>
        <table:table-row table:style-name="ro2">
          <table:table-cell table:number-columns-repeated="15"/>
          <table:table-cell office:value-type="float" office:value="0" calcext:value-type="float">
            <text:p>0</text:p>
          </table:table-cell>
          <table:table-cell table:formula="of:=2^[.P31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R31]*[.Q31]+[.R32]*[.Q32]+[.R33]*[.Q33]+[.R34]*[.Q34]+[.R35]*[.Q35]+[.R36]*[.Q36]+[.R37]*[.Q37]+[.R38]*[.Q38]+[.R39]*[.Q39]+[.R40]*[.Q40]+[.R41]*[.Q41]" office:value-type="float" office:value="1334" calcext:value-type="float">
            <text:p>1334</text:p>
          </table:table-cell>
          <table:table-cell table:number-columns-repeated="7"/>
        </table:table-row>
        <table:table-row table:style-name="ro2">
          <table:table-cell table:number-columns-repeated="15"/>
          <table:table-cell office:value-type="float" office:value="1" calcext:value-type="float">
            <text:p>1</text:p>
          </table:table-cell>
          <table:table-cell table:formula="of:=2^[.P32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table:number-columns-repeated="15"/>
          <table:table-cell office:value-type="float" office:value="2" calcext:value-type="float">
            <text:p>2</text:p>
          </table:table-cell>
          <table:table-cell table:formula="of:=2^[.P33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table:number-columns-repeated="15"/>
          <table:table-cell office:value-type="float" office:value="3" calcext:value-type="float">
            <text:p>3</text:p>
          </table:table-cell>
          <table:table-cell table:formula="of:=2^[.P34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number-columns-repeated="15"/>
          <table:table-cell office:value-type="float" office:value="4" calcext:value-type="float">
            <text:p>4</text:p>
          </table:table-cell>
          <table:table-cell table:formula="of:=2^[.P35]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table:number-columns-repeated="15"/>
          <table:table-cell office:value-type="float" office:value="5" calcext:value-type="float">
            <text:p>5</text:p>
          </table:table-cell>
          <table:table-cell table:formula="of:=2^[.P36]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table:number-columns-repeated="15"/>
          <table:table-cell office:value-type="float" office:value="6" calcext:value-type="float">
            <text:p>6</text:p>
          </table:table-cell>
          <table:table-cell table:formula="of:=2^[.P37]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number-columns-repeated="15"/>
          <table:table-cell office:value-type="float" office:value="7" calcext:value-type="float">
            <text:p>7</text:p>
          </table:table-cell>
          <table:table-cell table:formula="of:=2^[.P38]"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number-columns-repeated="15"/>
          <table:table-cell office:value-type="float" office:value="8" calcext:value-type="float">
            <text:p>8</text:p>
          </table:table-cell>
          <table:table-cell table:formula="of:=2^[.P39]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table:number-columns-repeated="15"/>
          <table:table-cell office:value-type="float" office:value="9" calcext:value-type="float">
            <text:p>9</text:p>
          </table:table-cell>
          <table:table-cell table:formula="of:=2^[.P40]"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number-columns-repeated="15"/>
          <table:table-cell office:value-type="float" office:value="10" calcext:value-type="float">
            <text:p>10</text:p>
          </table:table-cell>
          <table:table-cell table:formula="of:=2^[.P41]"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table:number-columns-repeated="15"/>
          <table:table-cell office:value-type="float" office:value="11" calcext:value-type="float">
            <text:p>11</text:p>
          </table:table-cell>
          <table:table-cell table:formula="of:=2^[.P42]" office:value-type="float" office:value="2048" calcext:value-type="float">
            <text:p>2048</text:p>
          </table:table-cell>
          <table:table-cell table:number-columns-repeated="9"/>
        </table:table-row>
        <table:table-row table:style-name="ro2">
          <table:table-cell table:number-columns-repeated="15"/>
          <table:table-cell office:value-type="float" office:value="12" calcext:value-type="float">
            <text:p>12</text:p>
          </table:table-cell>
          <table:table-cell table:formula="of:=2^[.P43]" office:value-type="float" office:value="4096" calcext:value-type="float">
            <text:p>4096</text:p>
          </table:table-cell>
          <table:table-cell table:number-columns-repeated="9"/>
        </table:table-row>
        <table:table-row table:style-name="ro2">
          <table:table-cell table:number-columns-repeated="15"/>
          <table:table-cell office:value-type="float" office:value="13" calcext:value-type="float">
            <text:p>13</text:p>
          </table:table-cell>
          <table:table-cell table:formula="of:=2^[.P44]" office:value-type="float" office:value="8192" calcext:value-type="float">
            <text:p>8192</text:p>
          </table:table-cell>
          <table:table-cell table:number-columns-repeated="9"/>
        </table:table-row>
        <table:table-row table:style-name="ro2">
          <table:table-cell table:number-columns-repeated="15"/>
          <table:table-cell office:value-type="float" office:value="14" calcext:value-type="float">
            <text:p>14</text:p>
          </table:table-cell>
          <table:table-cell table:formula="of:=2^[.P45]" office:value-type="float" office:value="16384" calcext:value-type="float">
            <text:p>16384</text:p>
          </table:table-cell>
          <table:table-cell table:number-columns-repeated="9"/>
        </table:table-row>
        <table:table-row table:style-name="ro2">
          <table:table-cell table:number-columns-repeated="15"/>
          <table:table-cell office:value-type="float" office:value="15" calcext:value-type="float">
            <text:p>15</text:p>
          </table:table-cell>
          <table:table-cell table:formula="of:=2^[.P46]" office:value-type="float" office:value="32768" calcext:value-type="float">
            <text:p>32768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nl" fo:country="N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2">00/00/0000</text:date>, <text:time style:data-style-name="N2" text:time-value="16:25:36.0558497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1T11:20:52.706326764</meta:creation-date>
    <dc:date>2016-03-02T16:15:28.343371213</dc:date>
    <meta:editing-duration>PT1H29M38S</meta:editing-duration>
    <meta:editing-cycles>11</meta:editing-cycles>
    <meta:generator>LibreOffice/4.2.8.2$Linux_X86_64 LibreOffice_project/420m0$Build-2</meta:generator>
    <meta:document-statistic meta:table-count="1" meta:cell-count="3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5cm" chart:symbol-height="0.15cm" chart:link-data-style-to-source="true">
        <chart:symbol-image xlink:href="Pictures/2000000A000000DD000000DDF1F7E11A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cm" svg:height="8.995cm" xlink:href="." xlink:type="simple" chart:class="chart:scatter" chart:style-name="ch1">
        <chart:legend chart:legend-position="end" svg:x="13.356cm" svg:y="3.949cm" style:legend-expansion="high" chart:style-name="ch2"/>
        <chart:plot-area chart:style-name="ch3" chart:data-source-has-labels="both" svg:x="1.33cm" svg:y="0.179cm" svg:width="11.707cm" svg:height="7.656cm">
          <chartooo:coordinate-region svg:x="2.877cm" svg:y="0.378cm" svg:width="9.51cm" svg:height="6.81cm"/>
          <chart:axis chart:dimension="x" chart:name="primary-x" chart:style-name="ch4" chartooo:axis-type="auto">
            <chart:title svg:x="6.464cm" svg:y="8.014cm" chart:style-name="ch5">
              <text:p>Time (ns)</text:p>
            </chart:title>
            <chart:categories table:cell-range-address="local-table.$A$2:.$A$15"/>
          </chart:axis>
          <chart:axis chart:dimension="y" chart:name="primary-y" chart:style-name="ch4">
            <chart:title svg:x="0.451cm" svg:y="4.937cm" chart:style-name="ch6">
              <text:p>NUMTASKS</text:p>
            </chart:title>
            <chart:grid chart:style-name="ch7" chart:class="major"/>
          </chart:axis>
          <chart:series chart:style-name="ch8" chart:values-cell-range-address="local-table.$C$2:.$C$15" chart:label-cell-address="local-table.$C$1" chart:class="chart:scatter">
            <chart:domain table:cell-range-address="local-table.$B$2:.$B$15"/>
            <chart:data-point chart:repeated="14"/>
          </chart:series>
          <chart:series chart:style-name="ch9" chart:values-cell-range-address="local-table.$D$2:.$D$15" chart:label-cell-address="local-table.$D$1" chart:class="chart:scatter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imer period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41332">
                <text:p>41332</text:p>
              </table:table-cell>
              <table:table-cell office:value-type="float" office:value="976562.5">
                <text:p>976562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19986">
                <text:p>119986</text:p>
              </table:table-cell>
              <table:table-cell office:value-type="float" office:value="976562.5">
                <text:p>976562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57312">
                <text:p>157312</text:p>
              </table:table-cell>
              <table:table-cell office:value-type="float" office:value="976562.5">
                <text:p>976562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95972">
                <text:p>195972</text:p>
              </table:table-cell>
              <table:table-cell office:value-type="float" office:value="976562.5">
                <text:p>976562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31964">
                <text:p>231964</text:p>
              </table:table-cell>
              <table:table-cell office:value-type="float" office:value="976562.5">
                <text:p>976562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70624">
                <text:p>270624</text:p>
              </table:table-cell>
              <table:table-cell office:value-type="float" office:value="976562.5">
                <text:p>976562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07950">
                <text:p>307950</text:p>
              </table:table-cell>
              <table:table-cell office:value-type="float" office:value="976562.5">
                <text:p>976562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45276">
                <text:p>345276</text:p>
              </table:table-cell>
              <table:table-cell office:value-type="float" office:value="976562.5">
                <text:p>976562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381268">
                <text:p>381268</text:p>
              </table:table-cell>
              <table:table-cell office:value-type="float" office:value="976562.5">
                <text:p>976562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19928">
                <text:p>419928</text:p>
              </table:table-cell>
              <table:table-cell office:value-type="float" office:value="976562.5">
                <text:p>976562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606558">
                <text:p>606558</text:p>
              </table:table-cell>
              <table:table-cell office:value-type="float" office:value="976562.5">
                <text:p>976562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93188">
                <text:p>793188</text:p>
              </table:table-cell>
              <table:table-cell office:value-type="float" office:value="976562.5">
                <text:p>976562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942492">
                <text:p>942492</text:p>
              </table:table-cell>
              <table:table-cell office:value-type="float" office:value="976562.5">
                <text:p>976562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979818">
                <text:p>979818</text:p>
              </table:table-cell>
              <table:table-cell office:value-type="float" office:value="976562.5">
                <text:p>976562.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